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3.6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 table:number-columns-spanned="5" table:number-rows-spanned="1">
            <text:p>servicos-bilhetagem</text:p>
          </table:table-cell>
          <table:covered-table-cell table:number-columns-repeated="4" table:style-name="ce5"/>
        </table:table-row>
        <table:table-row table:style-name="ro1">
          <table:table-cell table:style-name="ce2" office:value-type="string" calcext:value-type="string">
            <text:p>Dependency</text:p>
          </table:table-cell>
          <table:table-cell table:style-name="ce2" office:value-type="string" calcext:value-type="string">
            <text:p>Highest Severity</text:p>
          </table:table-cell>
          <table:table-cell table:style-name="ce2" office:value-type="string" calcext:value-type="string">
            <text:p>CVE Count</text:p>
          </table:table-cell>
          <table:table-cell table:style-name="ce2" office:value-type="string" calcext:value-type="string">
            <text:p>Confidence</text:p>
          </table:table-cell>
          <table:table-cell table:style-name="ce2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1_5af35056b4d257e4b64b9e8069c0746e8b08629f" xlink:type="simple">log4j-1.2.17.jar</text:a>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10_30fd5d2c4c21ed908d4b74064ac7f4f4fdbe9ae7" xlink:type="simple">tika-core-1.4.jar</text:a></text:p>
          </table:table-cell>
          <table:table-cell office:value-type="string" calcext:value-type="string">
            <text:p>CRITI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17_2127ceef9eceffe4fefe445fa8eae4609c51e145" xlink:type="simple">pdfbox-1.8.1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19_1a34de98c20293b07474aa17cb05dad66070b9c8" xlink:type="simple">jempbox-1.8.1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21_7741883cb07b4634e8b5fd3337113b6ea770a9bb" xlink:type="simple">bcprov-jdk15-1.45.jar</text:a></text:p>
          </table:table-cell>
          <table:table-cell office:value-type="string" calcext:value-type="string">
            <text:p>Unknow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22_0f07d54f88a9f6c743d133be8d4446879a1e6729" xlink:type="simple">poi-scratchpad-3.9.jar</text:a></text:p>
          </table:table-cell>
          <table:table-cell office:value-type="string" calcext:value-type="string">
            <text:p>H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29_55615fa2582424e38705487d1d3969af8554f637" xlink:type="simple">xmpcore-5.1.2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<text:a xlink:href="#l30_25101e37ec0c907db6f0612cbf106ee519c1aef1" xlink:type="simple">xercesImpl-2.8.1.jar</text:a></text:p>
          </table:table-cell>
          <table:table-cell office:value-type="string" calcext:value-type="string">
            <text:p>Unkn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<text:a xlink:href="#l44_6e38490033eb8b36c4cf1f7605163424a574dcf0" xlink:type="simple">cdi-api-1.0-SP4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56_da217367fd25e88df52ba79e47658d4cf928b0d1" xlink:type="simple">commons-collections4-4.0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a xlink:href="#l59_174678f285c155bea65c76ae9ac302f63b4aece1" xlink:type="simple">jackson-mapper-asl-1.9.9.jar</text:a></text:p>
          </table:table-cell>
          <table:table-cell office:value-type="string" calcext:value-type="string">
            <text:p>CRITICA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g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67_761ea405b9b37ced573d2df0d1e3a4e0f9edc668" xlink:type="simple">commons-collections-3.2.1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#l73_7a87d845ad3a155297e8f67d9008f4c1e5656b71" xlink:type="simple">commons-beanutils-1.9.2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a xlink:href="#l78_61d1e5aaf474462b0c9bfef8aeb6a7205bd56a90" xlink:type="simple">jackson-databind-2.1.4.jar</text:a></text:p>
          </table:table-cell>
          <table:table-cell office:value-type="string" calcext:value-type="string">
            <text:p>CRITICA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a xlink:href="#l79_0f59f504ba8c521e61e25f417ec652fd485010f3" xlink:type="simple">poi-3.13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81_69e12f4c6aeac392555f1ea86fab82b5e5e31ad4" xlink:type="simple">guava-14.0.1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<text:a xlink:href="#l84_05c5980e920a2fc92df5fe4b56eb12d5c9a650e7" xlink:type="simple">weld-core-1.1.28.Final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85_676a2fc95740d6d070e2c7c54920e83e6c6969ec" xlink:type="simple">slf4j-ext-1.7.2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97_e691ad4a69c7703dd621f0a1c0563f2a2feea26c" xlink:type="simple">cxf-rt-ws-security-2.7.14.jar</text:a></text:p>
          </table:table-cell>
          <table:table-cell office:value-type="string" calcext:value-type="string">
            <text:p>HIG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ighes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a xlink:href="#l98_19a0994038e88691d905ebb255a1286f73b2ed02" xlink:type="simple">cxf-rt-core-2.7.14.jar</text:a></text:p>
          </table:table-cell>
          <table:table-cell office:value-type="string" calcext:value-type="string">
            <text:p>H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ghes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<text:a xlink:href="#l101_66992ce167f18e4552b79bc38d412f53ad2d80a1" xlink:type="simple">opensaml-2.6.1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<text:a xlink:href="#l105_4b4b18df434451249bb65a63f2fb69e215a6a020" xlink:type="simple">serializer-2.7.1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<text:a xlink:href="#l107_5f09073e9eea30f53a371ad4cdebcad591be3304" xlink:type="simple">wss4j-1.6.9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<text:a xlink:href="#l108_11c61baaaa2dbb746a063d023eba675b6965d997" xlink:type="simple">xmlsec-1.5.3.jar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<text:a xlink:href="#l110_520d90f30f36a0d6ba2dc929d980831631ad6a92" xlink:type="simple">xstream-1.4.8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4" office:value-type="string" calcext:value-type="string" table:number-columns-spanned="5" table:number-rows-spanned="1">
            <text:p>acionador-batch-negocio</text:p>
          </table:table-cell>
          <table:covered-table-cell table:number-columns-repeated="4" table:style-name="ce6"/>
        </table:table-row>
        <table:table-row table:style-name="ro1">
          <table:table-cell table:style-name="ce2" office:value-type="string" calcext:value-type="string">
            <text:p>Dependency</text:p>
          </table:table-cell>
          <table:table-cell table:style-name="ce2" office:value-type="string" calcext:value-type="string">
            <text:p>Highest Severity</text:p>
          </table:table-cell>
          <table:table-cell table:style-name="ce2" office:value-type="string" calcext:value-type="string">
            <text:p>CVE Count</text:p>
          </table:table-cell>
          <table:table-cell table:style-name="ce2" office:value-type="string" calcext:value-type="string">
            <text:p>Confidence</text:p>
          </table:table-cell>
          <table:table-cell table:style-name="ce2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9_30fd5d2c4c21ed908d4b74064ac7f4f4fdbe9ae7" xlink:type="simple">tika-core-1.4.jar</text:a></text:p>
          </table:table-cell>
          <table:table-cell office:value-type="string" calcext:value-type="string">
            <text:p>CRITI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16_2127ceef9eceffe4fefe445fa8eae4609c51e145" xlink:type="simple">pdfbox-1.8.1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18_1a34de98c20293b07474aa17cb05dad66070b9c8" xlink:type="simple">jempbox-1.8.1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20_7741883cb07b4634e8b5fd3337113b6ea770a9bb" xlink:type="simple">bcprov-jdk15-1.45.jar</text:a></text:p>
          </table:table-cell>
          <table:table-cell office:value-type="string" calcext:value-type="string">
            <text:p>Unknow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21_0f07d54f88a9f6c743d133be8d4446879a1e6729" xlink:type="simple">poi-scratchpad-3.9.jar</text:a></text:p>
          </table:table-cell>
          <table:table-cell office:value-type="string" calcext:value-type="string">
            <text:p>H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28_55615fa2582424e38705487d1d3969af8554f637" xlink:type="simple">xmpcore-5.1.2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<text:a xlink:href="#l29_25101e37ec0c907db6f0612cbf106ee519c1aef1" xlink:type="simple">xercesImpl-2.8.1.jar</text:a></text:p>
          </table:table-cell>
          <table:table-cell office:value-type="string" calcext:value-type="string">
            <text:p>Unkn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<text:a xlink:href="#l51_03b254c872b95141751f414e353a25c2ac261b51" xlink:type="simple">log4j-1.2.14.jar</text:a>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<text:a xlink:href="#l52_da217367fd25e88df52ba79e47658d4cf928b0d1" xlink:type="simple">commons-collections4-4.0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a xlink:href="#l55_174678f285c155bea65c76ae9ac302f63b4aece1" xlink:type="simple">jackson-mapper-asl-1.9.9.jar</text:a></text:p>
          </table:table-cell>
          <table:table-cell office:value-type="string" calcext:value-type="string">
            <text:p>CRITICA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g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58_7a87d845ad3a155297e8f67d9008f4c1e5656b71" xlink:type="simple">commons-beanutils-1.9.2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a xlink:href="#l64_69e12f4c6aeac392555f1ea86fab82b5e5e31ad4" xlink:type="simple">guava-14.0.1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<text:a xlink:href="#l82_6e38490033eb8b36c4cf1f7605163424a574dcf0" xlink:type="simple">cdi-api-1.0-SP4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90_761ea405b9b37ced573d2df0d1e3a4e0f9edc668" xlink:type="simple">commons-collections-3.2.1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#l100_61d1e5aaf474462b0c9bfef8aeb6a7205bd56a90" xlink:type="simple">jackson-databind-2.1.4.jar</text:a></text:p>
          </table:table-cell>
          <table:table-cell office:value-type="string" calcext:value-type="string">
            <text:p>CRITICA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a xlink:href="#l101_0f59f504ba8c521e61e25f417ec652fd485010f3" xlink:type="simple">poi-3.13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104_05c5980e920a2fc92df5fe4b56eb12d5c9a650e7" xlink:type="simple">weld-core-1.1.28.Final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105_676a2fc95740d6d070e2c7c54920e83e6c6969ec" xlink:type="simple">slf4j-ext-1.7.2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4" office:value-type="string" calcext:value-type="string" table:number-columns-spanned="5" table:number-rows-spanned="1">
            <text:p>módulos de negocio</text:p>
          </table:table-cell>
          <table:covered-table-cell table:number-columns-repeated="4" table:style-name="ce6"/>
        </table:table-row>
        <table:table-row table:style-name="ro1">
          <table:table-cell table:style-name="ce2" office:value-type="string" calcext:value-type="string">
            <text:p>Dependency</text:p>
          </table:table-cell>
          <table:table-cell table:style-name="ce2" office:value-type="string" calcext:value-type="string">
            <text:p>Highest Severity</text:p>
          </table:table-cell>
          <table:table-cell table:style-name="ce2" office:value-type="string" calcext:value-type="string">
            <text:p>CVE Count</text:p>
          </table:table-cell>
          <table:table-cell table:style-name="ce2" office:value-type="string" calcext:value-type="string">
            <text:p>Confidence</text:p>
          </table:table-cell>
          <table:table-cell table:style-name="ce2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9_30fd5d2c4c21ed908d4b74064ac7f4f4fdbe9ae7" xlink:type="simple">tika-core-1.4.jar</text:a></text:p>
          </table:table-cell>
          <table:table-cell office:value-type="string" calcext:value-type="string">
            <text:p>CRITI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14_2127ceef9eceffe4fefe445fa8eae4609c51e145" xlink:type="simple">pdfbox-1.8.1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16_1a34de98c20293b07474aa17cb05dad66070b9c8" xlink:type="simple">jempbox-1.8.1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18_7741883cb07b4634e8b5fd3337113b6ea770a9bb" xlink:type="simple">bcprov-jdk15-1.45.jar</text:a></text:p>
          </table:table-cell>
          <table:table-cell office:value-type="string" calcext:value-type="string">
            <text:p>Unknow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19_0f07d54f88a9f6c743d133be8d4446879a1e6729" xlink:type="simple">poi-scratchpad-3.9.jar</text:a></text:p>
          </table:table-cell>
          <table:table-cell office:value-type="string" calcext:value-type="string">
            <text:p>H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26_55615fa2582424e38705487d1d3969af8554f637" xlink:type="simple">xmpcore-5.1.2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<text:a xlink:href="#l27_25101e37ec0c907db6f0612cbf106ee519c1aef1" xlink:type="simple">xercesImpl-2.8.1.jar</text:a></text:p>
          </table:table-cell>
          <table:table-cell office:value-type="string" calcext:value-type="string">
            <text:p>Unkn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<text:a xlink:href="#l46_03b254c872b95141751f414e353a25c2ac261b51" xlink:type="simple">log4j-1.2.14.jar</text:a>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<text:a xlink:href="#l47_da217367fd25e88df52ba79e47658d4cf928b0d1" xlink:type="simple">commons-collections4-4.0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a xlink:href="#l50_174678f285c155bea65c76ae9ac302f63b4aece1" xlink:type="simple">jackson-mapper-asl-1.9.9.jar</text:a></text:p>
          </table:table-cell>
          <table:table-cell office:value-type="string" calcext:value-type="string">
            <text:p>CRITICA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g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62_7a87d845ad3a155297e8f67d9008f4c1e5656b71" xlink:type="simple">commons-beanutils-1.9.2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a xlink:href="#l72_6e38490033eb8b36c4cf1f7605163424a574dcf0" xlink:type="simple">cdi-api-1.0-SP4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81_761ea405b9b37ced573d2df0d1e3a4e0f9edc668" xlink:type="simple">commons-collections-3.2.1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#l95_d643763bdd10c2b6e949ea50676839124fa47d45" xlink:type="simple">hibernate-search-orm-4.6.0.Final-redhat-2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a xlink:href="#l102_6a7fd7092ba403e9002dd935bbf6a42141a80c8c" xlink:type="simple">solr-core-3.6.2.jar</text:a></text:p>
          </table:table-cell>
          <table:table-cell office:value-type="string" calcext:value-type="string">
            <text:p>HIGH</text:p>
          </table:table-cell>
          <table:table-cell office:value-type="float" office:value="12" calcext:value-type="float">
            <text:p>12</text:p>
          </table:table-cell>
          <table:table-cell table:style-name="ce7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#l103_7f7e4dc77f72b86eb198fb9199f8e1eebf800ba8" xlink:type="simple">solr-solrj-3.6.2.jar</text:a>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table:style-name="ce7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106_cd3ba08b0fe1b2cb9dc50e9762c4ba4fae5d8401" xlink:type="simple">spring-core-4.1.0.RELEASE.jar</text:a></text:p>
          </table:table-cell>
          <table:table-cell office:value-type="string" calcext:value-type="string">
            <text:p>CRITIC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#l116_61d1e5aaf474462b0c9bfef8aeb6a7205bd56a90" xlink:type="simple">jackson-databind-2.1.4.jar</text:a></text:p>
          </table:table-cell>
          <table:table-cell office:value-type="string" calcext:value-type="string">
            <text:p>CRITICA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a xlink:href="#l117_0f59f504ba8c521e61e25f417ec652fd485010f3" xlink:type="simple">poi-3.13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118_69e12f4c6aeac392555f1ea86fab82b5e5e31ad4" xlink:type="simple">guava-14.0.1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<text:a xlink:href="#l121_05c5980e920a2fc92df5fe4b56eb12d5c9a650e7" xlink:type="simple">weld-core-1.1.28.Final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122_676a2fc95740d6d070e2c7c54920e83e6c6969ec" xlink:type="simple">slf4j-ext-1.7.2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124_94a9ce681a42d0352b3ad22659f67835e560d107" xlink:type="simple">axis-1.4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4" office:value-type="string" calcext:value-type="string" table:number-columns-spanned="5" table:number-rows-spanned="1">
            <text:p>módulos rest</text:p>
          </table:table-cell>
          <table:covered-table-cell table:number-columns-repeated="4" table:style-name="ce6"/>
        </table:table-row>
        <table:table-row table:style-name="ro2">
          <table:table-cell table:style-name="ce2" office:value-type="string" calcext:value-type="string">
            <text:p>Dependency</text:p>
          </table:table-cell>
          <table:table-cell table:style-name="ce2" office:value-type="string" calcext:value-type="string">
            <text:p>Highest Severity</text:p>
          </table:table-cell>
          <table:table-cell table:style-name="ce2" office:value-type="string" calcext:value-type="string">
            <text:p>CVE Count</text:p>
          </table:table-cell>
          <table:table-cell table:style-name="ce2" office:value-type="string" calcext:value-type="string">
            <text:p>Confidence</text:p>
          </table:table-cell>
          <table:table-cell table:style-name="ce2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23_cd3ba08b0fe1b2cb9dc50e9762c4ba4fae5d8401" xlink:type="simple">spring-core-4.1.0.RELEASE.jar</text:a></text:p>
          </table:table-cell>
          <table:table-cell office:value-type="string" calcext:value-type="string">
            <text:p>CRITIC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#l25_94a9ce681a42d0352b3ad22659f67835e560d107" xlink:type="simple">axis-1.4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<text:a xlink:href="#l35_30fd5d2c4c21ed908d4b74064ac7f4f4fdbe9ae7" xlink:type="simple">tika-core-1.4.jar</text:a></text:p>
          </table:table-cell>
          <table:table-cell office:value-type="string" calcext:value-type="string">
            <text:p>CRITI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42_2127ceef9eceffe4fefe445fa8eae4609c51e145" xlink:type="simple">pdfbox-1.8.1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44_1a34de98c20293b07474aa17cb05dad66070b9c8" xlink:type="simple">jempbox-1.8.1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46_7741883cb07b4634e8b5fd3337113b6ea770a9bb" xlink:type="simple">bcprov-jdk15-1.45.jar</text:a></text:p>
          </table:table-cell>
          <table:table-cell office:value-type="string" calcext:value-type="string">
            <text:p>Unknow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47_0f07d54f88a9f6c743d133be8d4446879a1e6729" xlink:type="simple">poi-scratchpad-3.9.jar</text:a></text:p>
          </table:table-cell>
          <table:table-cell office:value-type="string" calcext:value-type="string">
            <text:p>H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53_55615fa2582424e38705487d1d3969af8554f637" xlink:type="simple">xmpcore-5.1.2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<text:a xlink:href="#l54_25101e37ec0c907db6f0612cbf106ee519c1aef1" xlink:type="simple">xercesImpl-2.8.1.jar</text:a></text:p>
          </table:table-cell>
          <table:table-cell office:value-type="string" calcext:value-type="string">
            <text:p>Unkn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<text:a xlink:href="#l72_03b254c872b95141751f414e353a25c2ac261b51" xlink:type="simple">log4j-1.2.14.jar</text:a>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<text:a xlink:href="#l73_da217367fd25e88df52ba79e47658d4cf928b0d1" xlink:type="simple">commons-collections4-4.0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a xlink:href="#l76_0f59f504ba8c521e61e25f417ec652fd485010f3" xlink:type="simple">poi-3.13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80_e3c02049f2dbbc764681b40094ecf0dcbc99b157" xlink:type="simple">logback-core-1.1.3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<text:a xlink:href="#l88_6e38490033eb8b36c4cf1f7605163424a574dcf0" xlink:type="simple">cdi-api-1.0-SP4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95_174678f285c155bea65c76ae9ac302f63b4aece1" xlink:type="simple">jackson-mapper-asl-1.9.9.jar</text:a></text:p>
          </table:table-cell>
          <table:table-cell office:value-type="string" calcext:value-type="string">
            <text:p>CRITICA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g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97_b5e25cdad4071ebc60dbd5e7c5e7f458573ae5c0" xlink:type="simple">resteasy-jaxrs-2.3.10.Final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<text:a xlink:href="#l113_05c5980e920a2fc92df5fe4b56eb12d5c9a650e7" xlink:type="simple">weld-core-1.1.28.Final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114_676a2fc95740d6d070e2c7c54920e83e6c6969ec" xlink:type="simple">slf4j-ext-1.7.2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117_69e12f4c6aeac392555f1ea86fab82b5e5e31ad4" xlink:type="simple">guava-14.0.1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<text:a xlink:href="#l122_be64de290f220a161e7a513c25f15df400b8c9da" xlink:type="simple">jasperreports-6.1.1.jar</text:a></text:p>
          </table:table-cell>
          <table:table-cell office:value-type="string" calcext:value-type="string">
            <text:p>HIG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123_7a87d845ad3a155297e8f67d9008f4c1e5656b71" xlink:type="simple">commons-beanutils-1.9.2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a xlink:href="#l124_761ea405b9b37ced573d2df0d1e3a4e0f9edc668" xlink:type="simple">commons-collections-3.2.1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#l129_de366c3243a586eb3c0e2bcde1ed9bb1bfb985ff" xlink:type="simple">bcprov-jdk14-138.jar</text:a></text:p>
          </table:table-cell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ighes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<text:a xlink:href="#l140_61d1e5aaf474462b0c9bfef8aeb6a7205bd56a90" xlink:type="simple">jackson-databind-2.1.4.jar</text:a></text:p>
          </table:table-cell>
          <table:table-cell office:value-type="string" calcext:value-type="string">
            <text:p>CRITICA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4" office:value-type="string" calcext:value-type="string" table:number-columns-spanned="5" table:number-rows-spanned="1">
            <text:p>auditoria-core</text:p>
          </table:table-cell>
          <table:covered-table-cell table:number-columns-repeated="4" table:style-name="ce6"/>
        </table:table-row>
        <table:table-row table:style-name="ro1">
          <table:table-cell table:style-name="ce2" office:value-type="string" calcext:value-type="string">
            <text:p>Dependency</text:p>
          </table:table-cell>
          <table:table-cell table:style-name="ce2" office:value-type="string" calcext:value-type="string">
            <text:p>Highest Severity</text:p>
          </table:table-cell>
          <table:table-cell table:style-name="ce2" office:value-type="string" calcext:value-type="string">
            <text:p>CVE Count</text:p>
          </table:table-cell>
          <table:table-cell table:style-name="ce2" office:value-type="string" calcext:value-type="string">
            <text:p>Confidence</text:p>
          </table:table-cell>
          <table:table-cell table:style-name="ce2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2_6e38490033eb8b36c4cf1f7605163424a574dcf0" xlink:type="simple">cdi-api-1.0-SP4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25_30fd5d2c4c21ed908d4b74064ac7f4f4fdbe9ae7" xlink:type="simple">tika-core-1.4.jar</text:a></text:p>
          </table:table-cell>
          <table:table-cell office:value-type="string" calcext:value-type="string">
            <text:p>CRITI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32_2127ceef9eceffe4fefe445fa8eae4609c51e145" xlink:type="simple">pdfbox-1.8.1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34_1a34de98c20293b07474aa17cb05dad66070b9c8" xlink:type="simple">jempbox-1.8.1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36_7741883cb07b4634e8b5fd3337113b6ea770a9bb" xlink:type="simple">bcprov-jdk15-1.45.jar</text:a></text:p>
          </table:table-cell>
          <table:table-cell office:value-type="string" calcext:value-type="string">
            <text:p>Unknow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37_0f59f504ba8c521e61e25f417ec652fd485010f3" xlink:type="simple">poi-3.13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38_0f07d54f88a9f6c743d133be8d4446879a1e6729" xlink:type="simple">poi-scratchpad-3.9.jar</text:a></text:p>
          </table:table-cell>
          <table:table-cell office:value-type="string" calcext:value-type="string">
            <text:p>H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45_55615fa2582424e38705487d1d3969af8554f637" xlink:type="simple">xmpcore-5.1.2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<text:a xlink:href="#l46_25101e37ec0c907db6f0612cbf106ee519c1aef1" xlink:type="simple">xercesImpl-2.8.1.jar</text:a></text:p>
          </table:table-cell>
          <table:table-cell office:value-type="string" calcext:value-type="string">
            <text:p>Unkn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<text:a xlink:href="#l54_5dfa42af84584b4a862ea488da84bbbebbb06c35" xlink:type="simple">jackson-databind-2.5.4.jar</text:a></text:p>
          </table:table-cell>
          <table:table-cell office:value-type="string" calcext:value-type="string">
            <text:p>CRITI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ighest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<text:a xlink:href="#l59_761ea405b9b37ced573d2df0d1e3a4e0f9edc668" xlink:type="simple">commons-collections-3.2.1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#l80_03b254c872b95141751f414e353a25c2ac261b51" xlink:type="simple">log4j-1.2.14.jar</text:a>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<text:a xlink:href="#l82_da217367fd25e88df52ba79e47658d4cf928b0d1" xlink:type="simple">commons-collections4-4.0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a xlink:href="#l85_174678f285c155bea65c76ae9ac302f63b4aece1" xlink:type="simple">jackson-mapper-asl-1.9.9.jar</text:a></text:p>
          </table:table-cell>
          <table:table-cell office:value-type="string" calcext:value-type="string">
            <text:p>CRITICA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g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4" office:value-type="string" calcext:value-type="string" table:number-columns-spanned="5" table:number-rows-spanned="1">
            <text:p>servicos-soap</text:p>
          </table:table-cell>
          <table:covered-table-cell table:number-columns-repeated="4" table:style-name="ce6"/>
        </table:table-row>
        <table:table-row table:style-name="ro1">
          <table:table-cell table:style-name="ce2" office:value-type="string" calcext:value-type="string">
            <text:p>Dependency</text:p>
          </table:table-cell>
          <table:table-cell table:style-name="ce2" office:value-type="string" calcext:value-type="string">
            <text:p>Highest Severity</text:p>
          </table:table-cell>
          <table:table-cell table:style-name="ce2" office:value-type="string" calcext:value-type="string">
            <text:p>CVE Count</text:p>
          </table:table-cell>
          <table:table-cell table:style-name="ce2" office:value-type="string" calcext:value-type="string">
            <text:p>Confidence</text:p>
          </table:table-cell>
          <table:table-cell table:style-name="ce2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10_30fd5d2c4c21ed908d4b74064ac7f4f4fdbe9ae7" xlink:type="simple">tika-core-1.4.jar</text:a></text:p>
          </table:table-cell>
          <table:table-cell office:value-type="string" calcext:value-type="string">
            <text:p>CRITI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17_2127ceef9eceffe4fefe445fa8eae4609c51e145" xlink:type="simple">pdfbox-1.8.1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19_1a34de98c20293b07474aa17cb05dad66070b9c8" xlink:type="simple">jempbox-1.8.1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21_7741883cb07b4634e8b5fd3337113b6ea770a9bb" xlink:type="simple">bcprov-jdk15-1.45.jar</text:a></text:p>
          </table:table-cell>
          <table:table-cell office:value-type="string" calcext:value-type="string">
            <text:p>Unknow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22_0f59f504ba8c521e61e25f417ec652fd485010f3" xlink:type="simple">poi-3.13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23_0f07d54f88a9f6c743d133be8d4446879a1e6729" xlink:type="simple">poi-scratchpad-3.9.jar</text:a></text:p>
          </table:table-cell>
          <table:table-cell office:value-type="string" calcext:value-type="string">
            <text:p>H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30_55615fa2582424e38705487d1d3969af8554f637" xlink:type="simple">xmpcore-5.1.2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<text:a xlink:href="#l31_25101e37ec0c907db6f0612cbf106ee519c1aef1" xlink:type="simple">xercesImpl-2.8.1.jar</text:a></text:p>
          </table:table-cell>
          <table:table-cell office:value-type="string" calcext:value-type="string">
            <text:p>Unkn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<text:a xlink:href="#l39_5dfa42af84584b4a862ea488da84bbbebbb06c35" xlink:type="simple">jackson-databind-2.5.4.jar</text:a></text:p>
          </table:table-cell>
          <table:table-cell office:value-type="string" calcext:value-type="string">
            <text:p>CRITI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ighest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<text:a xlink:href="#l60_da217367fd25e88df52ba79e47658d4cf928b0d1" xlink:type="simple">commons-collections4-4.0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a xlink:href="#l63_174678f285c155bea65c76ae9ac302f63b4aece1" xlink:type="simple">jackson-mapper-asl-1.9.9.jar</text:a></text:p>
          </table:table-cell>
          <table:table-cell office:value-type="string" calcext:value-type="string">
            <text:p>CRITICA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g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65_5af35056b4d257e4b64b9e8069c0746e8b08629f" xlink:type="simple">log4j-1.2.17.jar</text:a>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73_761ea405b9b37ced573d2df0d1e3a4e0f9edc668" xlink:type="simple">commons-collections-3.2.1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#l79_7a87d845ad3a155297e8f67d9008f4c1e5656b71" xlink:type="simple">commons-beanutils-1.9.2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a xlink:href="#l81_5f09073e9eea30f53a371ad4cdebcad591be3304" xlink:type="simple">wss4j-1.6.9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<text:a xlink:href="#l83_11c61baaaa2dbb746a063d023eba675b6965d997" xlink:type="simple">xmlsec-1.5.3.jar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<text:a xlink:href="#l84_9736dcbe852dda3ce263a9c6e33579cd5af203e5" xlink:type="simple">opensaml-2.5.1-1.jar</text:a></text:p>
          </table:table-cell>
          <table:table-cell office:value-type="string" calcext:value-type="string">
            <text:p>HIG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a xlink:href="#l88_520d90f30f36a0d6ba2dc929d980831631ad6a92" xlink:type="simple">xstream-1.4.8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<text:a xlink:href="#l98_6e38490033eb8b36c4cf1f7605163424a574dcf0" xlink:type="simple">cdi-api-1.0-SP4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107_19a0994038e88691d905ebb255a1286f73b2ed02" xlink:type="simple">cxf-rt-core-2.7.14.jar</text:a></text:p>
          </table:table-cell>
          <table:table-cell office:value-type="string" calcext:value-type="string">
            <text:p>H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ghes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4" office:value-type="string" calcext:value-type="string" table:number-columns-spanned="5" table:number-rows-spanned="1">
            <text:p>agendamento-negocio</text:p>
          </table:table-cell>
          <table:covered-table-cell table:number-columns-repeated="4" table:style-name="ce6"/>
        </table:table-row>
        <table:table-row table:style-name="ro1">
          <table:table-cell table:style-name="ce2" office:value-type="string" calcext:value-type="string">
            <text:p>Dependency</text:p>
          </table:table-cell>
          <table:table-cell table:style-name="ce2" office:value-type="string" calcext:value-type="string">
            <text:p>Highest Severity</text:p>
          </table:table-cell>
          <table:table-cell table:style-name="ce2" office:value-type="string" calcext:value-type="string">
            <text:p>CVE Count</text:p>
          </table:table-cell>
          <table:table-cell table:style-name="ce2" office:value-type="string" calcext:value-type="string">
            <text:p>Confidence</text:p>
          </table:table-cell>
          <table:table-cell table:style-name="ce2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14_30fd5d2c4c21ed908d4b74064ac7f4f4fdbe9ae7" xlink:type="simple">tika-core-1.4.jar</text:a></text:p>
          </table:table-cell>
          <table:table-cell office:value-type="string" calcext:value-type="string">
            <text:p>CRITI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19_2127ceef9eceffe4fefe445fa8eae4609c51e145" xlink:type="simple">pdfbox-1.8.1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21_1a34de98c20293b07474aa17cb05dad66070b9c8" xlink:type="simple">jempbox-1.8.1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23_7741883cb07b4634e8b5fd3337113b6ea770a9bb" xlink:type="simple">bcprov-jdk15-1.45.jar</text:a></text:p>
          </table:table-cell>
          <table:table-cell office:value-type="string" calcext:value-type="string">
            <text:p>Unknow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24_0f07d54f88a9f6c743d133be8d4446879a1e6729" xlink:type="simple">poi-scratchpad-3.9.jar</text:a></text:p>
          </table:table-cell>
          <table:table-cell office:value-type="string" calcext:value-type="string">
            <text:p>H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31_55615fa2582424e38705487d1d3969af8554f637" xlink:type="simple">xmpcore-5.1.2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<text:a xlink:href="#l32_25101e37ec0c907db6f0612cbf106ee519c1aef1" xlink:type="simple">xercesImpl-2.8.1.jar</text:a></text:p>
          </table:table-cell>
          <table:table-cell office:value-type="string" calcext:value-type="string">
            <text:p>Unkn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<text:a xlink:href="#l53_03b254c872b95141751f414e353a25c2ac261b51" xlink:type="simple">log4j-1.2.14.jar</text:a>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<text:a xlink:href="#l54_da217367fd25e88df52ba79e47658d4cf928b0d1" xlink:type="simple">commons-collections4-4.0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a xlink:href="#l57_174678f285c155bea65c76ae9ac302f63b4aece1" xlink:type="simple">jackson-mapper-asl-1.9.9.jar</text:a></text:p>
          </table:table-cell>
          <table:table-cell office:value-type="string" calcext:value-type="string">
            <text:p>CRITICA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g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65_7a87d845ad3a155297e8f67d9008f4c1e5656b71" xlink:type="simple">commons-beanutils-1.9.2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a xlink:href="#l78_d643763bdd10c2b6e949ea50676839124fa47d45" xlink:type="simple">hibernate-search-orm-4.6.0.Final-redhat-2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a xlink:href="#l85_6a7fd7092ba403e9002dd935bbf6a42141a80c8c" xlink:type="simple">solr-core-3.6.2.jar</text:a></text:p>
          </table:table-cell>
          <table:table-cell office:value-type="string" calcext:value-type="string">
            <text:p>HIGH</text:p>
          </table:table-cell>
          <table:table-cell office:value-type="float" office:value="12" calcext:value-type="float">
            <text:p>12</text:p>
          </table:table-cell>
          <table:table-cell table:style-name="ce7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#l86_7f7e4dc77f72b86eb198fb9199f8e1eebf800ba8" xlink:type="simple">solr-solrj-3.6.2.jar</text:a>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table:style-name="ce7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91_6e38490033eb8b36c4cf1f7605163424a574dcf0" xlink:type="simple">cdi-api-1.0-SP4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97_761ea405b9b37ced573d2df0d1e3a4e0f9edc668" xlink:type="simple">commons-collections-3.2.1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#l104_61d1e5aaf474462b0c9bfef8aeb6a7205bd56a90" xlink:type="simple">jackson-databind-2.1.4.jar</text:a></text:p>
          </table:table-cell>
          <table:table-cell office:value-type="string" calcext:value-type="string">
            <text:p>CRITICA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a xlink:href="#l105_0f59f504ba8c521e61e25f417ec652fd485010f3" xlink:type="simple">poi-3.13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107_69e12f4c6aeac392555f1ea86fab82b5e5e31ad4" xlink:type="simple">guava-14.0.1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<text:a xlink:href="#l110_05c5980e920a2fc92df5fe4b56eb12d5c9a650e7" xlink:type="simple">weld-core-1.1.28.Final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111_676a2fc95740d6d070e2c7c54920e83e6c6969ec" xlink:type="simple">slf4j-ext-1.7.2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4" office:value-type="string" calcext:value-type="string" table:number-columns-spanned="5" table:number-rows-spanned="1">
            <text:p>negocio-core</text:p>
          </table:table-cell>
          <table:covered-table-cell table:number-columns-repeated="4" table:style-name="ce6"/>
        </table:table-row>
        <table:table-row table:style-name="ro1">
          <table:table-cell table:style-name="ce2" office:value-type="string" calcext:value-type="string">
            <text:p>Dependency</text:p>
          </table:table-cell>
          <table:table-cell table:style-name="ce2" office:value-type="string" calcext:value-type="string">
            <text:p>Highest Severity</text:p>
          </table:table-cell>
          <table:table-cell table:style-name="ce2" office:value-type="string" calcext:value-type="string">
            <text:p>CVE Count</text:p>
          </table:table-cell>
          <table:table-cell table:style-name="ce2" office:value-type="string" calcext:value-type="string">
            <text:p>Confidence</text:p>
          </table:table-cell>
          <table:table-cell table:style-name="ce2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8_30fd5d2c4c21ed908d4b74064ac7f4f4fdbe9ae7" xlink:type="simple">tika-core-1.4.jar</text:a></text:p>
          </table:table-cell>
          <table:table-cell office:value-type="string" calcext:value-type="string">
            <text:p>CRITI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15_2127ceef9eceffe4fefe445fa8eae4609c51e145" xlink:type="simple">pdfbox-1.8.1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17_1a34de98c20293b07474aa17cb05dad66070b9c8" xlink:type="simple">jempbox-1.8.1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19_7741883cb07b4634e8b5fd3337113b6ea770a9bb" xlink:type="simple">bcprov-jdk15-1.45.jar</text:a></text:p>
          </table:table-cell>
          <table:table-cell office:value-type="string" calcext:value-type="string">
            <text:p>Unknow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20_0f59f504ba8c521e61e25f417ec652fd485010f3" xlink:type="simple">poi-3.13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21_0f07d54f88a9f6c743d133be8d4446879a1e6729" xlink:type="simple">poi-scratchpad-3.9.jar</text:a></text:p>
          </table:table-cell>
          <table:table-cell office:value-type="string" calcext:value-type="string">
            <text:p>H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28_55615fa2582424e38705487d1d3969af8554f637" xlink:type="simple">xmpcore-5.1.2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<text:a xlink:href="#l29_25101e37ec0c907db6f0612cbf106ee519c1aef1" xlink:type="simple">xercesImpl-2.8.1.jar</text:a></text:p>
          </table:table-cell>
          <table:table-cell office:value-type="string" calcext:value-type="string">
            <text:p>Unkn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<text:a xlink:href="#l37_5dfa42af84584b4a862ea488da84bbbebbb06c35" xlink:type="simple">jackson-databind-2.5.4.jar</text:a></text:p>
          </table:table-cell>
          <table:table-cell office:value-type="string" calcext:value-type="string">
            <text:p>CRITI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ighest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<text:a xlink:href="#l43_761ea405b9b37ced573d2df0d1e3a4e0f9edc668" xlink:type="simple">commons-collections-3.2.1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#l53_6e38490033eb8b36c4cf1f7605163424a574dcf0" xlink:type="simple">cdi-api-1.0-SP4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72_d643763bdd10c2b6e949ea50676839124fa47d45" xlink:type="simple">hibernate-search-orm-4.6.0.Final-redhat-2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a xlink:href="#l78_6a7fd7092ba403e9002dd935bbf6a42141a80c8c" xlink:type="simple">solr-core-3.6.2.jar</text:a></text:p>
          </table:table-cell>
          <table:table-cell office:value-type="string" calcext:value-type="string">
            <text:p>HIGH</text:p>
          </table:table-cell>
          <table:table-cell office:value-type="float" office:value="12" calcext:value-type="float">
            <text:p>12</text:p>
          </table:table-cell>
          <table:table-cell table:style-name="ce7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#l79_7f7e4dc77f72b86eb198fb9199f8e1eebf800ba8" xlink:type="simple">solr-solrj-3.6.2.jar</text:a>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table:style-name="ce7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95_03b254c872b95141751f414e353a25c2ac261b51" xlink:type="simple">log4j-1.2.14.jar</text:a>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<text:a xlink:href="#l97_da217367fd25e88df52ba79e47658d4cf928b0d1" xlink:type="simple">commons-collections4-4.0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a xlink:href="#l100_174678f285c155bea65c76ae9ac302f63b4aece1" xlink:type="simple">jackson-mapper-asl-1.9.9.jar</text:a></text:p>
          </table:table-cell>
          <table:table-cell office:value-type="string" calcext:value-type="string">
            <text:p>CRITICA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g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4" office:value-type="string" calcext:value-type="string" table:number-columns-spanned="5" table:number-rows-spanned="1">
            <text:p>servicos-core</text:p>
          </table:table-cell>
          <table:covered-table-cell table:number-columns-repeated="4" table:style-name="ce6"/>
        </table:table-row>
        <table:table-row table:style-name="ro1">
          <table:table-cell table:style-name="ce2" office:value-type="string" calcext:value-type="string">
            <text:p>Dependency</text:p>
          </table:table-cell>
          <table:table-cell table:style-name="ce2" office:value-type="string" calcext:value-type="string">
            <text:p>Highest Severity</text:p>
          </table:table-cell>
          <table:table-cell table:style-name="ce2" office:value-type="string" calcext:value-type="string">
            <text:p>CVE Count</text:p>
          </table:table-cell>
          <table:table-cell table:style-name="ce2" office:value-type="string" calcext:value-type="string">
            <text:p>Confidence</text:p>
          </table:table-cell>
          <table:table-cell table:style-name="ce2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9_30fd5d2c4c21ed908d4b74064ac7f4f4fdbe9ae7" xlink:type="simple">tika-core-1.4.jar</text:a></text:p>
          </table:table-cell>
          <table:table-cell office:value-type="string" calcext:value-type="string">
            <text:p>CRITI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16_2127ceef9eceffe4fefe445fa8eae4609c51e145" xlink:type="simple">pdfbox-1.8.1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18_1a34de98c20293b07474aa17cb05dad66070b9c8" xlink:type="simple">jempbox-1.8.1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20_7741883cb07b4634e8b5fd3337113b6ea770a9bb" xlink:type="simple">bcprov-jdk15-1.45.jar</text:a></text:p>
          </table:table-cell>
          <table:table-cell office:value-type="string" calcext:value-type="string">
            <text:p>Unknow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21_0f59f504ba8c521e61e25f417ec652fd485010f3" xlink:type="simple">poi-3.13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22_0f07d54f88a9f6c743d133be8d4446879a1e6729" xlink:type="simple">poi-scratchpad-3.9.jar</text:a></text:p>
          </table:table-cell>
          <table:table-cell office:value-type="string" calcext:value-type="string">
            <text:p>H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29_55615fa2582424e38705487d1d3969af8554f637" xlink:type="simple">xmpcore-5.1.2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<text:a xlink:href="#l30_25101e37ec0c907db6f0612cbf106ee519c1aef1" xlink:type="simple">xercesImpl-2.8.1.jar</text:a></text:p>
          </table:table-cell>
          <table:table-cell office:value-type="string" calcext:value-type="string">
            <text:p>Unkn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<text:a xlink:href="#l38_5dfa42af84584b4a862ea488da84bbbebbb06c35" xlink:type="simple">jackson-databind-2.5.4.jar</text:a></text:p>
          </table:table-cell>
          <table:table-cell office:value-type="string" calcext:value-type="string">
            <text:p>CRITI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ighest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<text:a xlink:href="#l44_761ea405b9b37ced573d2df0d1e3a4e0f9edc668" xlink:type="simple">commons-collections-3.2.1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#l56_6e38490033eb8b36c4cf1f7605163424a574dcf0" xlink:type="simple">cdi-api-1.0-SP4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72_03b254c872b95141751f414e353a25c2ac261b51" xlink:type="simple">log4j-1.2.14.jar</text:a>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<text:a xlink:href="#l74_da217367fd25e88df52ba79e47658d4cf928b0d1" xlink:type="simple">commons-collections4-4.0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a xlink:href="#l77_174678f285c155bea65c76ae9ac302f63b4aece1" xlink:type="simple">jackson-mapper-asl-1.9.9.jar</text:a></text:p>
          </table:table-cell>
          <table:table-cell office:value-type="string" calcext:value-type="string">
            <text:p>CRITICA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gh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8T16:53:41.221784182</meta:creation-date>
    <dc:date>2020-08-28T17:04:24.985415671</dc:date>
    <meta:editing-duration>PT23S</meta:editing-duration>
    <meta:editing-cycles>1</meta:editing-cycles>
    <meta:document-statistic meta:table-count="1" meta:cell-count="913" meta:object-count="0"/>
    <meta:generator>LibreOffice/6.0.7.3$Linux_X86_64 LibreOffice_project/00m0$Build-3</meta:generator>
  </office:meta>
</office:document-meta>
</file>